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842CFA6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067cm, 3.172cm, 2.554cm, 7.6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3cm" svg:height="7.2cm" svg:x="5.5cm" svg:y="11.9cm">
          <draw:image xlink:href="Pictures/100000000000055600000300842CFA6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10T20:27:55.299265982</meta:creation-date>
    <dc:date>2015-12-10T20:28:47.725092226</dc:date>
    <meta:editing-duration>P0D</meta:editing-duration>
    <meta:editing-cycles>1</meta:editing-cycles>
    <meta:document-statistic meta:object-count="1"/>
    <meta:generator>LibreOffice/4.2.8.2$Linux_X86_64 LibreOffice_project/420m0$Build-2</meta:generator>
  </office:meta>
</office:document-meta>
</file>